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size="14pt" officeooo:rsid="0004be61" officeooo:paragraph-rsid="0004be61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04be61" officeooo:paragraph-rsid="0004be61" style:font-size-asian="14pt" style:font-size-complex="14pt"/>
    </style:style>
    <style:style style:name="P3" style:family="paragraph" style:parent-style-name="Table_20_Contents">
      <style:text-properties fo:font-size="14pt" officeooo:rsid="0005c211" officeooo:paragraph-rsid="0005c211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fo:font-size="14pt" officeooo:rsid="0005c211" officeooo:paragraph-rsid="0005c211" style:font-size-asian="14pt" style:font-size-complex="14pt"/>
    </style:style>
    <style:style style:name="P5" style:family="paragraph" style:parent-style-name="Standard">
      <style:text-properties officeooo:rsid="00065cdc" officeooo:paragraph-rsid="00065cdc"/>
    </style:style>
    <style:style style:name="P6" style:family="paragraph" style:parent-style-name="Standard">
      <style:text-properties style:text-position="0% 100%" officeooo:rsid="00074551" officeooo:paragraph-rsid="00074551"/>
    </style:style>
    <style:style style:name="P7" style:family="paragraph" style:parent-style-name="Standard">
      <style:text-properties style:text-position="0% 100%" officeooo:rsid="000a70c5" officeooo:paragraph-rsid="000a70c5"/>
    </style:style>
    <style:style style:name="P8" style:family="paragraph" style:parent-style-name="Standard">
      <style:text-properties officeooo:paragraph-rsid="000a70c5"/>
    </style:style>
    <style:style style:name="P9" style:family="paragraph" style:parent-style-name="Standard">
      <style:text-properties officeooo:rsid="000b7c7e" officeooo:paragraph-rsid="000b7c7e"/>
    </style:style>
    <style:style style:name="P10" style:family="paragraph" style:parent-style-name="Standard">
      <style:text-properties officeooo:paragraph-rsid="000f50d0"/>
    </style:style>
    <style:style style:name="P11" style:family="paragraph" style:parent-style-name="Standard">
      <style:text-properties officeooo:paragraph-rsid="000dcf2f"/>
    </style:style>
    <style:style style:name="P12" style:family="paragraph" style:parent-style-name="Standard">
      <style:text-properties style:text-position="super 58%" officeooo:rsid="00065cdc" officeooo:paragraph-rsid="00065cdc"/>
    </style:style>
    <style:style style:name="P13" style:family="paragraph" style:parent-style-name="Standard">
      <style:text-properties style:text-position="0% 100%" officeooo:rsid="000a70c5" officeooo:paragraph-rsid="000b7c7e"/>
    </style:style>
    <style:style style:name="P14" style:family="paragraph" style:parent-style-name="Standard">
      <style:text-properties style:text-position="0% 100%" officeooo:rsid="000dcf2f" officeooo:paragraph-rsid="000dcf2f"/>
    </style:style>
    <style:style style:name="P15" style:family="paragraph" style:parent-style-name="Standard">
      <style:text-properties style:text-position="0% 100%" officeooo:rsid="000f50d0" officeooo:paragraph-rsid="000f50d0"/>
    </style:style>
    <style:style style:name="P16" style:family="paragraph" style:parent-style-name="Standard">
      <style:text-properties style:text-position="0% 100%" officeooo:rsid="001229ff" officeooo:paragraph-rsid="000f50d0"/>
    </style:style>
    <style:style style:name="T1" style:family="text">
      <style:text-properties officeooo:rsid="0007455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785fb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74551"/>
    </style:style>
    <style:style style:name="T6" style:family="text">
      <style:text-properties style:text-position="0% 100%" officeooo:rsid="000a70c5"/>
    </style:style>
    <style:style style:name="T7" style:family="text">
      <style:text-properties style:text-position="0% 100%" officeooo:rsid="000cc61a"/>
    </style:style>
    <style:style style:name="T8" style:family="text">
      <style:text-properties style:text-position="0% 100%" officeooo:rsid="000f50d0"/>
    </style:style>
    <style:style style:name="T9" style:family="text">
      <style:text-properties style:text-position="0% 100%" officeooo:rsid="001229ff"/>
    </style:style>
    <style:style style:name="T10" style:family="text">
      <style:text-properties style:text-position="0% 100%" officeooo:rsid="00131a73"/>
    </style:style>
    <style:style style:name="T11" style:family="text">
      <style:text-properties style:text-position="0% 100%" officeooo:rsid="001467d2"/>
    </style:style>
    <style:style style:name="T12" style:family="text">
      <style:text-properties style:text-position="0% 100%" officeooo:rsid="000dcf2f"/>
    </style:style>
    <style:style style:name="T13" style:family="text">
      <style:text-properties style:text-position="0% 100%" officeooo:rsid="0014af4e"/>
    </style:style>
    <style:style style:name="T14" style:family="text">
      <style:text-properties style:text-position="0% 100%" officeooo:rsid="00155172"/>
    </style:style>
    <style:style style:name="T15" style:family="text">
      <style:text-properties officeooo:rsid="00089982"/>
    </style:style>
    <style:style style:name="T16" style:family="text">
      <style:text-properties officeooo:rsid="000f50d0"/>
    </style:style>
    <style:style style:name="T17" style:family="text">
      <style:text-properties style:font-name="Liberation Serif1" officeooo:rsid="000f50d0"/>
    </style:style>
    <style:style style:name="T18" style:family="text">
      <style:text-properties style:font-name="Liberation Serif" officeooo:rsid="000f50d0"/>
    </style:style>
    <style:style style:name="T19" style:family="text">
      <style:text-properties officeooo:rsid="001785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HEM 3322: Physical Chemistry II</text:p>
          </table:table-cell>
          <table:table-cell table:style-name="Table1.A1" office:value-type="string">
            <text:p text:style-name="P2">Jonathan Riezman</text:p>
          </table:table-cell>
        </table:table-row>
        <table:table-row>
          <table:table-cell table:style-name="Table1.A1" office:value-type="string">
            <text:p text:style-name="P3">Meeting 4 Quick Problems</text:p>
          </table:table-cell>
          <table:table-cell table:style-name="Table1.A1" office:value-type="string">
            <text:p text:style-name="P4">1/29/21</text:p>
          </table:table-cell>
        </table:table-row>
      </table:table>
      <text:p text:style-name="Standard"/>
      <text:p text:style-name="P5">1a) <text:s/>9.4158198 <text:span text:style-name="T1">x 10</text:span><text:span text:style-name="T2">-33</text:span><text:span text:style-name="T4"> </text:span><text:span text:style-name="T5">m</text:span></text:p>
      <text:p text:style-name="P12"/>
      <text:p text:style-name="P6">b) <text:s/>1.65382337 <text:span text:style-name="T19">x 10</text:span><text:span text:style-name="T3">-4</text:span> <text:s/><text:span text:style-name="T15">m</text:span></text:p>
      <text:p text:style-name="P6"/>
      <text:p text:style-name="P6"/>
      <text:p text:style-name="P8"><text:span text:style-name="T6">2a-i) </text:span><text:span text:style-name="T6"><draw:frame draw:style-name="fr1" draw:name="Object1" text:anchor-type="as-char" svg:y="-0.2598in" svg:width="1.7925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so (i) is not an eigenfunction of (a) because the operator does not return a scalar multiple of the input function.</text:span></text:p>
      <text:p text:style-name="P7">a-ii) <draw:frame draw:style-name="fr1" draw:name="Object2" text:anchor-type="as-char" svg:y="-0.2799in" svg:width="1.2543in" svg:height="0.4283in" draw:z-index="1"><draw:object xlink:href="./Object 2" xlink:type="simple" xlink:show="embed" xlink:actuate="onLoad"/><draw:image xlink:href="./ObjectReplacements/Object 2" xlink:type="simple" xlink:show="embed" xlink:actuate="onLoad"/></draw:frame>so (ii) is an eigenfunction of (a) with eigenvalue -3.</text:p>
      <text:p text:style-name="P8"><text:span text:style-name="T6">b-i) </text:span><text:span text:style-name="T6"><draw:frame draw:style-name="fr1" draw:name="Object3" text:anchor-type="as-char" svg:y="-0.2799in" svg:width="1.8201in" svg:height="0.4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so (i) is an eigenfunction of (b) with eigenvalue -9.</text:span></text:p>
      <text:p text:style-name="P9"><text:span text:style-name="T6">b-</text:span><text:span text:style-name="T4">ii) </text:span><text:span text:style-name="T4"><draw:frame draw:style-name="fr1" draw:name="Object4" text:anchor-type="as-char" svg:y="-0.2799in" svg:width="1.1799in" svg:height="0.45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so (i</text:span><text:span text:style-name="T7">i</text:span><text:span text:style-name="T6">) is an eigenfunction of (b) with eigenvalue 9.</text:span></text:p>
      <text:p text:style-name="P13"/>
      <text:p text:style-name="P13"/>
      <text:p text:style-name="P11"><text:span text:style-name="T6">3</text:span><text:span text:style-name="T12">) <text:s/></text:span><text:span text:style-name="T10">Consider a particle in a 1D box of length a. <text:s/></text:span><text:span text:style-name="T11">S</text:span><text:span text:style-name="T9">ince the particle exists, we know that the probably of finding the particle in the interval x = (0, a) is 1. <text:s/></text:span><text:span text:style-name="T10">Thus </text:span><text:span text:style-name="T10"><draw:frame draw:style-name="fr1" draw:name="Object6" text:anchor-type="as-char" svg:y="-0.2925in" svg:width="2.0362in" svg:height="0.4717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1">where the wave function is given as </text:span><text:span text:style-name="T11"><draw:frame draw:style-name="fr1" draw:name="Object7" text:anchor-type="as-char" svg:y="-0.1571in" svg:width="1.2583in" svg:height="0.306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thus</text:span><text:span text:style-name="T11"> </text:span><text:span text:style-name="T11"><draw:frame draw:style-name="fr1" draw:name="Object8" text:anchor-type="as-char" svg:y="-0.2925in" svg:width="3.4165in" svg:height="0.4717in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1"><text:span text:style-name="T11"><draw:frame draw:style-name="fr1" draw:name="Object9" text:anchor-type="as-char" svg:y="-0.278in" svg:width="3.9909in" svg:height="0.4272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4">for the particle.</text:span></text:p>
      <text:p text:style-name="P14"/>
      <text:p text:style-name="P14"/>
      <text:p text:style-name="P10"><text:span text:style-name="T8">4) (</text:span>1.7320508, <text:span text:style-name="T16">45</text:span><text:span text:style-name="T17">° </text:span><text:span text:style-name="T18">= 0.785398163 radians, 54.7356103</text:span><text:span text:style-name="T17">° </text:span><text:span text:style-name="T18">= 0.955316618 radians)</text:span></text:p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9:00:52.514459125</meta:creation-date>
    <dc:date>2021-02-02T13:18:21.369080538</dc:date>
    <meta:editing-duration>PT4H27M17S</meta:editing-duration>
    <meta:editing-cycles>20</meta:editing-cycles>
    <meta:generator>LibreOffice/6.4.6.2$Linux_X86_64 LibreOffice_project/40$Build-2</meta:generator>
    <meta:document-statistic meta:table-count="1" meta:image-count="0" meta:object-count="8" meta:page-count="1" meta:paragraph-count="13" meta:word-count="132" meta:character-count="725" meta:non-whitespace-character-count="599"/>
  </office:meta>
</office:document-meta>
</file>

<file path=Object 1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row>
                  <mi>si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i mathvariant="italic">dx</mi>
        </mfrac>
        <mo stretchy="false">=</mo>
        <mrow>
          <mo stretchy="false">−</mo>
          <mn>3</mn>
        </mrow>
      </mrow>
      <mi>cos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{d( sin(3x) )} over dx = -3cos( 3x)</annotation>
  </semantics>
</math>
</file>

<file path=Object 2/content.xml><?xml version="1.0" encoding="utf-8"?>
<math xmlns="http://www.w3.org/1998/Math/MathML" display="block">
  <semantics>
    <mrow>
      <mrow>
        <mfrac>
          <mrow>
            <mi>d</mi>
            <mrow>
              <mo fence="true" stretchy="false">(</mo>
              <mrow>
                <msup>
                  <mi>e</mi>
                  <mrow>
                    <mrow>
                      <mo stretchy="false">−</mo>
                      <mn>3</mn>
                    </mrow>
                    <mi>x</mi>
                  </mrow>
                </msup>
              </mrow>
              <mo fence="true" stretchy="false">)</mo>
            </mrow>
          </mrow>
          <mi mathvariant="italic">dx</mi>
        </mfrac>
        <mo stretchy="false">=</mo>
        <mrow>
          <mo stretchy="false">−</mo>
          <mn>3</mn>
        </mrow>
      </mrow>
      <msup>
        <mi>e</mi>
        <mrow>
          <mrow>
            <mo stretchy="false">−</mo>
            <mn>3</mn>
          </mrow>
          <mi>x</mi>
        </mrow>
      </msup>
    </mrow>
    <annotation encoding="StarMath 5.0">{ d(e^{-3x}) } over dx = -3e^{ -3x }</annotation>
  </semantics>
</math>
</file>

<file path=Object 3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row>
              <mo fence="true" stretchy="false">(</mo>
              <mrow>
                <mrow>
                  <mi>si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 mathvariant="italic">dx</mi>
            <mn>2</mn>
          </msup>
        </mfrac>
        <mo stretchy="false">=</mo>
        <mrow>
          <mo stretchy="false">−</mo>
          <mn>9</mn>
        </mrow>
      </mrow>
      <mi>sin</mi>
      <mrow>
        <mo fence="true" stretchy="false">(</mo>
        <mrow>
          <mrow>
            <mn>3</mn>
            <mi>x</mi>
          </mrow>
        </mrow>
        <mo fence="true" stretchy="false">)</mo>
      </mrow>
    </mrow>
    <annotation encoding="StarMath 5.0">{ d^2 (sin(3x)) } over dx^2 = -9sin( 3x )</annotation>
  </semantics>
</math>
</file>

<file path=Object 4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row>
              <mo fence="true" stretchy="false">(</mo>
              <mrow>
                <msup>
                  <mi>e</mi>
                  <mrow>
                    <mrow>
                      <mo stretchy="false">−</mo>
                      <mn>3</mn>
                    </mrow>
                    <mi>x</mi>
                  </mrow>
                </msup>
              </mrow>
              <mo fence="true" stretchy="false">)</mo>
            </mrow>
          </mrow>
          <msup>
            <mi mathvariant="italic">dx</mi>
            <mn>2</mn>
          </msup>
        </mfrac>
        <mo stretchy="false">=</mo>
        <mn>9</mn>
      </mrow>
      <msup>
        <mi>e</mi>
        <mrow>
          <mrow>
            <mo stretchy="false">−</mo>
            <mn>3</mn>
          </mrow>
          <mi>x</mi>
        </mrow>
      </msup>
    </mrow>
    <annotation encoding="StarMath 5.0">{ d^2(e^{-3x}) } over dx^2 = 9e^{ -3x }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i>ψ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row>
          <mrow>
            <munderover>
              <mo stretchy="false">∫</mo>
              <mn>0</mn>
              <mi>a</mi>
            </munderover>
            <mi>ψ</mi>
          </mrow>
          <mo stretchy="false">∗</mo>
          <mrow>
            <mo fence="true" stretchy="false">(</mo>
            <mrow>
              <mi>x</mi>
            </mrow>
            <mo fence="true" stretchy="false">)</mo>
          </mrow>
        </mrow>
      </mrow>
      <mi>ψ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n>1</mn>
      </mrow>
    </mrow>
    <annotation encoding="StarMath 5.0">{abs{ %psi(x) }}^2 = int from { 0 } to { a } %psi*(x) %psi(x)dx = 1</annotation>
  </semantics>
</math>
</file>

<file path=Object 7/content.xml><?xml version="1.0" encoding="utf-8"?>
<math xmlns="http://www.w3.org/1998/Math/MathML" display="block">
  <semantics>
    <mrow>
      <mi>ψ</mi>
      <mrow>
        <mrow>
          <mo fence="true" stretchy="false">(</mo>
          <mrow>
            <mi>x</mi>
          </mrow>
          <mo fence="true" stretchy="false">)</mo>
        </mrow>
        <mo stretchy="false">=</mo>
        <mi mathvariant="italic">Nsin</mi>
      </mrow>
      <mrow>
        <mo fence="true" stretchy="false">(</mo>
        <mrow>
          <mrow>
            <mfrac>
              <mi>π</mi>
              <mi>a</mi>
            </mfrac>
            <mi>x</mi>
          </mrow>
        </mrow>
        <mo fence="true" stretchy="false">)</mo>
      </mrow>
    </mrow>
    <annotation encoding="StarMath 5.0">%psi( x) = Nsin({%pi over a}x )</annotation>
  </semantics>
</math>
</file>

<file path=Object 8/content.xml><?xml version="1.0" encoding="utf-8"?>
<math xmlns="http://www.w3.org/1998/Math/MathML" display="block">
  <semantics>
    <mrow>
      <mrow>
        <mn>1</mn>
        <mo stretchy="false">=</mo>
        <msup>
          <mi>N</mi>
          <mn>2</mn>
        </msup>
      </mrow>
      <mrow>
        <munderover>
          <mo stretchy="false">∫</mo>
          <mn>0</mn>
          <mi>a</mi>
        </munderover>
        <msup>
          <mi>sin</mi>
          <mn>2</mn>
        </msup>
      </mrow>
      <mrow>
        <mo fence="true" stretchy="false">(</mo>
        <mrow>
          <mrow>
            <mfrac>
              <mi>π</mi>
              <mi>a</mi>
            </mfrac>
            <mi>x</mi>
          </mrow>
        </mrow>
        <mo fence="true" stretchy="false">)</mo>
      </mrow>
      <mrow>
        <mi mathvariant="italic">dx</mi>
        <mo stretchy="false">=</mo>
        <mfrac>
          <msup>
            <mi>N</mi>
            <mn>2</mn>
          </msup>
          <mn>2</mn>
        </mfrac>
      </mrow>
      <mrow>
        <munderover>
          <mo stretchy="false">∫</mo>
          <mn>0</mn>
          <mi>a</mi>
        </munderover>
        <mn>1</mn>
      </mrow>
      <mrow>
        <mi mathvariant="italic">dx</mi>
        <mo stretchy="false">−</mo>
        <mrow>
          <munderover>
            <mo stretchy="false">∫</mo>
            <mn>0</mn>
            <mi>a</mi>
          </munderover>
          <mi>cos</mi>
        </mrow>
      </mrow>
      <mrow>
        <mo fence="true" stretchy="false">(</mo>
        <mrow>
          <mrow>
            <mfrac>
              <mrow>
                <mn>2</mn>
                <mi>π</mi>
              </mrow>
              <mi>a</mi>
            </mfrac>
            <mi>x</mi>
          </mrow>
        </mrow>
        <mo fence="true" stretchy="false">)</mo>
      </mrow>
      <mi mathvariant="italic">dx</mi>
    </mrow>
    <annotation encoding="StarMath 5.0">1=N^2  int from 0 to a sin^2( {%pi over a}x )dx = {N^2} over {2} int from 0 to a 1dx - int from 0 to {a } cos({ {2%pi} over a} x)dx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sup>
          <mi>N</mi>
          <mn>2</mn>
        </msup>
      </mrow>
      <mrow>
        <mfrac>
          <mi>a</mi>
          <mn>2</mn>
        </mfrac>
        <mo stretchy="false">+</mo>
        <mfrac>
          <mi>a</mi>
          <mrow>
            <mn>2</mn>
            <mi>π</mi>
          </mrow>
        </mfrac>
      </mrow>
      <mi>sin</mi>
      <mrow>
        <mrow>
          <mo fence="true" stretchy="false">(</mo>
          <mrow>
            <mrow>
              <mfrac>
                <mrow>
                  <mn>2</mn>
                  <mi>π</mi>
                </mrow>
                <mi>a</mi>
              </mfrac>
              <mrow>
                <mo fence="true" stretchy="false">[</mo>
                <mrow>
                  <mi>a</mi>
                </mrow>
                <mo fence="true" stretchy="false">]</mo>
              </mrow>
            </mrow>
          </mrow>
          <mo fence="true" stretchy="false">)</mo>
        </mrow>
        <mo stretchy="false">−</mo>
        <mfrac>
          <mi>a</mi>
          <mrow>
            <mn>2</mn>
            <mi>π</mi>
          </mrow>
        </mfrac>
      </mrow>
      <mi>sin</mi>
      <mrow>
        <mrow>
          <mo fence="true" stretchy="false">(</mo>
          <mrow>
            <mrow>
              <mfrac>
                <mrow>
                  <mn>2</mn>
                  <mi>π</mi>
                </mrow>
                <mi>a</mi>
              </mfrac>
              <mrow>
                <mo fence="true" stretchy="false">[</mo>
                <mrow>
                  <mn>0</mn>
                </mrow>
                <mo fence="true" stretchy="false">]</mo>
              </mrow>
            </mrow>
          </mrow>
          <mo fence="true" stretchy="false">)</mo>
        </mrow>
        <mo stretchy="false">=</mo>
        <mfrac>
          <mrow>
            <msup>
              <mi>N</mi>
              <mn>2</mn>
            </msup>
            <mi>a</mi>
          </mrow>
          <mn>2</mn>
        </mfrac>
      </mrow>
      <mo stretchy="false">⇒</mo>
      <mrow>
        <mi>N</mi>
        <mo stretchy="false">=</mo>
        <msqrt>
          <mfrac>
            <mn>2</mn>
            <mi>a</mi>
          </mfrac>
        </msqrt>
      </mrow>
    </mrow>
    <annotation encoding="StarMath 5.0">{}= N^{2}a over 2 + { a over {2%pi} }sin( {{2%pi} over a}[a] ) -{ a over {2%pi} }sin( {{2%pi} over a}[0] ) = { N^{2}a }over2  drarrow N=sqrt{ 2 over a }</annotation>
  </semantics>
</math>
</file>